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9af8f" officeooo:paragraph-rsid="0009af8f"/>
    </style:style>
    <style:style style:name="P2" style:family="paragraph" style:parent-style-name="Standard">
      <style:paragraph-properties fo:text-align="justify" style:justify-single-word="false"/>
      <style:text-properties officeooo:rsid="0009af8f" officeooo:paragraph-rsid="0009af8f"/>
    </style:style>
    <style:style style:name="P3" style:family="paragraph" style:parent-style-name="Standard">
      <style:paragraph-properties fo:text-align="justify" style:justify-single-word="false"/>
      <style:text-properties fo:font-style="italic" fo:font-weight="normal" officeooo:rsid="000b12f3" officeooo:paragraph-rsid="000e3734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tyle="italic" fo:font-weight="normal" officeooo:rsid="00109cb7" officeooo:paragraph-rsid="0011df06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tyle="italic" fo:font-weight="normal" officeooo:rsid="0012653e" officeooo:paragraph-rsid="0012653e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officeooo:paragraph-rsid="0011df06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officeooo:rsid="000b12f3" officeooo:paragraph-rsid="000b12f3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00c6409" officeooo:paragraph-rsid="000c640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09af8f" officeooo:paragraph-rsid="0009af8f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0b12f3" officeooo:paragraph-rsid="0009af8f" style:font-style-asian="normal" style:font-weight-asian="normal" style:font-style-complex="normal" style:font-weight-complex="normal"/>
    </style:style>
    <style:style style:name="P11" style:family="paragraph" style:parent-style-name="Standard" style:list-style-name="L1">
      <style:paragraph-properties fo:text-align="justify" style:justify-single-word="false"/>
      <style:text-properties fo:font-style="normal" fo:font-weight="normal" officeooo:rsid="000b12f3" officeooo:paragraph-rsid="000b12f3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0b12f3" officeooo:paragraph-rsid="000e3734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0b12f3" officeooo:paragraph-rsid="000b12f3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rsid="0014cac3" officeooo:paragraph-rsid="00167160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14cac3" officeooo:paragraph-rsid="0011df06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rsid="00167160" officeooo:paragraph-rsid="00167160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fo:font-style="italic" fo:font-weight="normal" officeooo:rsid="000b12f3" officeooo:paragraph-rsid="000b12f3" style:font-style-asian="italic" style:font-weight-asian="normal" style:font-style-complex="italic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c6409" style:font-style-asian="normal" style:font-style-complex="normal"/>
    </style:style>
    <style:style style:name="T3" style:family="text">
      <style:text-properties fo:font-style="normal" officeooo:rsid="000e3734" style:font-style-asian="normal" style:font-style-complex="normal"/>
    </style:style>
    <style:style style:name="T4" style:family="text">
      <style:text-properties fo:font-style="normal" officeooo:rsid="0011df06" style:font-style-asian="normal" style:font-style-complex="normal"/>
    </style:style>
    <style:style style:name="T5" style:family="text">
      <style:text-properties fo:font-style="normal" officeooo:rsid="00137e6d" style:font-style-asian="normal" style:font-style-complex="normal"/>
    </style:style>
    <style:style style:name="T6" style:family="text">
      <style:text-properties fo:font-style="normal" fo:font-weight="normal" officeooo:rsid="000b12f3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09cb7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1df06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4cac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67160" style:font-style-asian="normal" style:font-weight-asian="normal" style:font-style-complex="normal" style:font-weight-complex="normal"/>
    </style:style>
    <style:style style:name="T11" style:family="text">
      <style:text-properties fo:font-style="italic" fo:font-weight="normal" officeooo:rsid="0011df06" style:font-style-asian="italic" style:font-weight-asian="normal" style:font-style-complex="italic" style:font-weight-complex="normal"/>
    </style:style>
    <style:style style:name="T12" style:family="text">
      <style:text-properties officeooo:rsid="00109cb7"/>
    </style:style>
    <style:style style:name="T13" style:family="text">
      <style:text-properties officeooo:rsid="0011df06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s for the Presentation</text:p>
      <text:p text:style-name="P2">Hi, my name is Vimal Vinod and, <text:span text:style-name="T13">for my EPQ,</text:span> <text:span text:style-name="T12">I</text:span> research<text:span text:style-name="T12">ed</text:span> Graph Colouring <text:span text:style-name="T13">A</text:span>lgorithms and how they can be <text:span text:style-name="T13">I</text:span>mproved.</text:p>
      <text:p text:style-name="P9"/>
      <text:p text:style-name="P6"><text:span text:style-name="T6">I </text:span><text:span text:style-name="T7">actually became interested in graph colouring after watching a </text:span><text:span text:style-name="T8">N</text:span><text:span text:style-name="T7">umberphile video on the </text:span><text:span text:style-name="T8">famous and</text:span><text:span text:style-name="T7"> deceptively simple </text:span><text:span text:style-name="T10">theorem</text:span><text:span text:style-name="T7"> </text:span><text:span text:style-name="T8">known as</text:span><text:span text:style-name="T7"> the four colour theorem.</text:span></text:p>
      <text:p text:style-name="P4"><text:span text:style-name="T4">I</text:span><text:span text:style-name="T5">t </text:span><text:span text:style-name="T1">s</text:span><text:span text:style-name="T5">tates</text:span><text:span text:style-name="T1"> that </text:span><text:span text:style-name="T4">every</text:span><text:span text:style-name="T1"> map can be coloured in four colours or </text:span><text:span text:style-name="T4">fewer</text:span><text:span text:style-name="T1"> </text:span><text:span text:style-name="T4">so that bordering countries don’t share the same colour</text:span><text:span text:style-name="T1">.</text:span></text:p>
      <text:p text:style-name="P10"/>
      <text:p text:style-name="P6"><text:span text:style-name="T6">A</text:span><text:span text:style-name="T8">t first, I wanted to research the proof for this theorem and, conveniently, I had a book, called </text:span><text:span text:style-name="T11">Introduction to graph theory</text:span><text:span text:style-name="T8"> that had </text:span><text:span text:style-name="T9">the proof</text:span><text:span text:style-name="T8"> at the back.</text:span></text:p>
      <text:p text:style-name="P5"><text:span text:style-name="T1">The problem was first conjectured by a South African mathematician and botanist who noticed this after </text:span><text:span text:style-name="T5">colouring a map of the counties of England.</text:span></text:p>
      <text:p text:style-name="P15"/>
      <text:p text:style-name="P15"/>
      <text:p text:style-name="P7"/>
      <text:p text:style-name="P3"><text:span text:style-name="T3">R</text:span><text:span text:style-name="T1">eed’s </text:span><text:span text:style-name="T2">c</text:span><text:span text:style-name="T1">onjecture </text:span></text:p>
      <text:p text:style-name="P12"><draw:frame draw:style-name="fr1" draw:name="Object1" text:anchor-type="as-char" svg:y="-0.619cm" svg:width="2.656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7"/>
      <text:p text:style-name="P3"><text:span text:style-name="T3">H</text:span><text:span text:style-name="T1">adwiger </text:span><text:span text:style-name="T2">c</text:span><text:span text:style-name="T1">onjecture </text:span><text:span text:style-name="T3">(Generalization of the four-colour theorem)</text:span></text:p>
      <text:p text:style-name="P12">Does every graph with chromatic number {k} have a {k}-vertex complete graph as a minor?</text:p>
      <text:p text:style-name="P7"/>
      <text:p text:style-name="P8">Erdős–Faber–Lovász conjecture</text:p>
      <text:p text:style-name="P8">If k complete graphs, each having exactly k vertices, have the property that every pair of complete graphs has at most one shared vertex, then the union of the graphs can be properly colored with k colors.</text:p>
      <text:p text:style-name="P8"/>
      <text:p text:style-name="P8">Albertson conjecture</text:p>
      <text:p text:style-name="P7">Do complete graphs have the smallest possible crossing number among graphs with the same chromatic number?</text:p>
      <text:p text:style-name="P7"/>
      <text:p text:style-name="P7"/>
      <text:p text:style-name="P7"/>
      <text:p text:style-name="P14">Learning about graphs and graph colouring improved my knowledge of data structures and algorithms which are important in Software Engineering interviews.</text:p>
      <text:p text:style-name="P14"/>
      <text:p text:style-name="P14"/>
      <text:p text:style-name="P7"/>
      <text:p text:style-name="P16">What is graph colouring?</text:p>
      <text:p text:style-name="P16"/>
      <text:p text:style-name="P16">What I discussed.</text:p>
      <text:p text:style-name="P16"/>
      <text:p text:style-name="P16">Applications.</text:p>
      <text:p text:style-name="P16"/>
      <text:p text:style-name="P16">Opportunities (unsolved problems)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09:01.802757427</meta:creation-date>
    <meta:editing-duration>PT1H9M26S</meta:editing-duration>
    <meta:editing-cycles>2</meta:editing-cycles>
    <meta:generator>LibreOffice/6.4.6.2$Linux_X86_64 LibreOffice_project/40$Build-2</meta:generator>
    <dc:date>2021-02-21T21:49:32.004799492</dc:date>
    <meta:document-statistic meta:table-count="0" meta:image-count="0" meta:object-count="1" meta:page-count="1" meta:paragraph-count="19" meta:word-count="240" meta:character-count="1495" meta:non-whitespace-character-count="1274"/>
  </office:meta>
</office:document-meta>
</file>

<file path=Object 1/content.xml><?xml version="1.0" encoding="utf-8"?>
<math xmlns="http://www.w3.org/1998/Math/MathML" display="block">
  <semantics>
    <mrow>
      <mi>χ</mi>
      <mo stretchy="false">⩽</mo>
      <mrow>
        <mo fence="true" stretchy="false">⌈</mo>
        <mrow>
          <mfrac>
            <mrow>
              <mi>ω</mi>
              <mo stretchy="false">+</mo>
              <mi>△</mi>
              <mo stretchy="false">+</mo>
              <mn>1</mn>
            </mrow>
            <mn>2</mn>
          </mfrac>
        </mrow>
        <mo fence="true" stretchy="false">⌉</mo>
      </mrow>
    </mrow>
    <annotation encoding="StarMath 5.0">χ leslant lceil {ω + △ +1} over {2}  rceil</annotation>
  </semantics>
</math>
</file>